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tivities</text:p>
          </table:table-cell>
          <table:table-cell table:style-name="ce3" office:value-type="string" calcext:value-type="string">
            <text:p>Subactivities</text:p>
          </table:table-cell>
          <table:table-cell table:style-name="ce3" office:value-type="string" calcext:value-type="string">
            <text:p>Time (half day)</text:p>
          </table:table-cell>
          <table:table-cell table:style-name="ce3" office:value-type="string" calcext:value-type="string">
            <text:p>Sum of hours</text:p>
          </table:table-cell>
          <table:table-cell table:style-name="ce1"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8.02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First contact</text:p>
          </table:table-cell>
          <table:table-cell office:value-type="float" office:value="0.5" calcext:value-type="float">
            <text:p>0.5</text:p>
          </table:table-cell>
          <table:table-cell table:formula="of:=SUM([.E$1:.E2])*4" office:value-type="float" office:value="2" calcext:value-type="float">
            <text:p>2</text:p>
          </table:table-cell>
          <table:table-cell office:value-type="string" calcext:value-type="string">
            <text:p>Organization</text:p>
          </table:table-cell>
          <table:table-cell table:formula="of:=SUMIF([.C$1:.C$1048576];&quot;*Organization*&quot;;[.E$1:.E$1048576])*4" office:value-type="float" office:value="68" calcext:value-type="float">
            <text:p>68</text:p>
          </table:table-cell>
          <table:table-cell office:value-type="string" calcext:value-type="string">
            <text:p>Report</text:p>
          </table:table-cell>
          <table:table-cell table:formula="of:=SUMIF([.D$1:.D$1048576];&quot;*Report*&quot;;[.E$1:.E$1048576])*4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7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antt Diagramm (early state)</text:p>
          </table:table-cell>
          <table:table-cell office:value-type="float" office:value="0.5" calcext:value-type="float">
            <text:p>0.5</text:p>
          </table:table-cell>
          <table:table-cell table:formula="of:=SUM([.E$1:.E3])*4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4.03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4])*4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1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table:style-name="ce5" office:value-type="float" office:value="0.125" calcext:value-type="float">
            <text:p>0.125</text:p>
          </table:table-cell>
          <table:table-cell table:formula="of:=SUM([.E$1:.E5])*4" office:value-type="float" office:value="6.5" calcext:value-type="float">
            <text:p>6.5</text:p>
          </table:table-cell>
          <table:table-cell office:value-type="string" calcext:value-type="string">
            <text:p>Analysis</text:p>
          </table:table-cell>
          <table:table-cell table:formula="of:=SUMIF([.C$1:.C$1048576];&quot;*Analyze*&quot;;[.E$1:.E$1048576])*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1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Logical Diagramm (early state)</text:p>
          </table:table-cell>
          <table:table-cell office:value-type="float" office:value="1" calcext:value-type="float">
            <text:p>1</text:p>
          </table:table-cell>
          <table:table-cell table:formula="of:=SUM([.E$1:.E6])*4" office:value-type="float" office:value="10.5" calcext:value-type="float">
            <text:p>10.5</text:p>
          </table:table-cell>
          <table:table-cell office:value-type="string" calcext:value-type="string">
            <text:p>EFM-113B</text:p>
          </table:table-cell>
          <table:table-cell table:formula="of:=SUMIF([.C$1:.C$1048576];&quot;*EFM-113B*&quot;;[.E$1:.E$1048576])*4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8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Antonio)</text:p>
          </table:table-cell>
          <table:table-cell office:value-type="float" office:value="0.125" calcext:value-type="float">
            <text:p>0.125</text:p>
          </table:table-cell>
          <table:table-cell table:formula="of:=SUM([.E$1:.E7])*4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8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antt Diagramm</text:p>
          </table:table-cell>
          <table:table-cell office:value-type="float" office:value="1" calcext:value-type="float">
            <text:p>1</text:p>
          </table:table-cell>
          <table:table-cell table:formula="of:=SUM([.E$1:.E8])*4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8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Logical Diagramm (early state)</text:p>
          </table:table-cell>
          <table:table-cell office:value-type="float" office:value="0.5" calcext:value-type="float">
            <text:p>0.5</text:p>
          </table:table-cell>
          <table:table-cell table:formula="of:=SUM([.E$1:.E9])*4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4.04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EFM-113B</text:p>
          </table:table-cell>
          <table:table-cell office:value-type="float" office:value="0.5" calcext:value-type="float">
            <text:p>0.5</text:p>
          </table:table-cell>
          <table:table-cell table:formula="of:=SUM([.E$1:.E10])*4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1.04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11])*4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1.04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Antonio)</text:p>
          </table:table-cell>
          <table:table-cell office:value-type="float" office:value="0.125" calcext:value-type="float">
            <text:p>0.125</text:p>
          </table:table-cell>
          <table:table-cell table:formula="of:=SUM([.E$1:.E12])*4" office:value-type="float" office:value="21.5" calcext:value-type="float">
            <text:p>21.5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8.04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13])*4" office:value-type="float" office:value="23.5" calcext:value-type="float">
            <text:p>23.5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7.04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14])*4"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7.04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15])*4"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2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Writing requirements of thesis</text:p>
          </table:table-cell>
          <table:table-cell office:value-type="float" office:value="0.5" calcext:value-type="float">
            <text:p>0.5</text:p>
          </table:table-cell>
          <table:table-cell table:formula="of:=SUM([.E$1:.E16])*4"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9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17])*4" office:value-type="float" office:value="28.5" calcext:value-type="float">
            <text:p>28.5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9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antt Diagramm</text:p>
          </table:table-cell>
          <table:table-cell office:value-type="float" office:value="0.5" calcext:value-type="float">
            <text:p>0.5</text:p>
          </table:table-cell>
          <table:table-cell table:formula="of:=SUM([.E$1:.E18])*4" office:value-type="float" office:value="30.5" calcext:value-type="float">
            <text:p>30.5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6.05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RTK</text:p>
          </table:table-cell>
          <table:table-cell office:value-type="float" office:value="1" calcext:value-type="float">
            <text:p>1</text:p>
          </table:table-cell>
          <table:table-cell table:formula="of:=SUM([.E$1:.E19])*4" office:value-type="float" office:value="34.5" calcext:value-type="float">
            <text:p>34.5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20])*4"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3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21])*4" office:value-type="float" office:value="35.5" calcext:value-type="float">
            <text:p>35.5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5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Laboratory’s visit</text:p>
          </table:table-cell>
          <table:table-cell office:value-type="float" office:value="0.25" calcext:value-type="float">
            <text:p>0.25</text:p>
          </table:table-cell>
          <table:table-cell table:formula="of:=SUM([.E$1:.E22])*4" office:value-type="float" office:value="36.5" calcext:value-type="float">
            <text:p>36.5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0.05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Installation of RPI + AD</text:p>
          </table:table-cell>
          <table:table-cell office:value-type="float" office:value="0.25" calcext:value-type="float">
            <text:p>0.25</text:p>
          </table:table-cell>
          <table:table-cell table:formula="of:=SUM([.E$1:.E23])*4" office:value-type="float" office:value="37.5" calcext:value-type="float">
            <text:p>37.5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06.06.22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0" calcext:value-type="float">
            <text:p>0</text:p>
          </table:table-cell>
          <table:table-cell table:formula="of:=SUM([.E$1:.E24])*4" office:value-type="float" office:value="37.5" calcext:value-type="float">
            <text:p>37.5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3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25])*4"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formula="of:=SUM([.E$1:.E26])*4"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3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27])*4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4.06.22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Research about EFM-113B (EPFL)</text:p>
          </table:table-cell>
          <table:table-cell office:value-type="float" office:value="2" calcext:value-type="float">
            <text:p>2</text:p>
          </table:table-cell>
          <table:table-cell table:formula="of:=SUM([.E$1:.E28])*4"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5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29])*4"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30.06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Make circuit</text:p>
          </table:table-cell>
          <table:table-cell office:value-type="float" office:value="2" calcext:value-type="float">
            <text:p>2</text:p>
          </table:table-cell>
          <table:table-cell table:formula="of:=SUM([.E$1:.E30])*4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1.07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Test circuit</text:p>
          </table:table-cell>
          <table:table-cell office:value-type="float" office:value="2" calcext:value-type="float">
            <text:p>2</text:p>
          </table:table-cell>
          <table:table-cell table:formula="of:=SUM([.E$1:.E31])*4"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2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32])*4"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4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33])*4" office:value-type="float" office:value="86" calcext:value-type="float">
            <text:p>86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5.07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Test circuit</text:p>
          </table:table-cell>
          <table:table-cell office:value-type="float" office:value="1" calcext:value-type="float">
            <text:p>1</text:p>
          </table:table-cell>
          <table:table-cell table:formula="of:=SUM([.E$1:.E34])*4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5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formula="of:=SUM([.E$1:.E35])*4" office:value-type="float" office:value="98" calcext:value-type="float">
            <text:p>98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6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formula="of:=SUM([.E$1:.E36])*4"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6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Sebastien Guillaume)</text:p>
          </table:table-cell>
          <table:table-cell office:value-type="float" office:value="0.25" calcext:value-type="float">
            <text:p>0.25</text:p>
          </table:table-cell>
          <table:table-cell table:formula="of:=SUM([.E$1:.E37])*4" office:value-type="float" office:value="107" calcext:value-type="float">
            <text:p>107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7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38])*4" office:value-type="float" office:value="111" calcext:value-type="float">
            <text:p>111</text:p>
          </table:table-cell>
          <table:table-cell table:number-columns-repeated="1018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4"/>
          <table:table-cell table:formula="of:=SUM([.E1:.E1048575])" office:value-type="float" office:value="27.75" calcext:value-type="float">
            <text:p>27.7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3:42:11.206013113</meta:creation-date>
    <dc:date>2022-07-07T22:23:52.152678306</dc:date>
    <meta:editing-duration>PT6H46M34S</meta:editing-duration>
    <meta:editing-cycles>25</meta:editing-cycles>
    <meta:generator>LibreOffice/7.3.4.2$Linux_X86_64 LibreOffice_project/30$Build-2</meta:generator>
    <meta:document-statistic meta:table-count="1" meta:cell-count="237" meta:object-count="0"/>
  </office:meta>
</office:document-meta>
</file>